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entury Schoolbook L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weight="normal"/>
    </style:style>
    <style:style style:name="P2" style:family="paragraph" style:parent-style-name="Standard">
      <style:text-properties style:font-name="Century Schoolbook L" fo:font-weight="normal" officeooo:rsid="000ebb32" officeooo:paragraph-rsid="000ebb32"/>
    </style:style>
    <style:style style:name="P3" style:family="paragraph" style:parent-style-name="Standard">
      <style:text-properties style:font-name="Century Schoolbook L" fo:font-weight="normal" officeooo:rsid="001206fb" officeooo:paragraph-rsid="001206fb"/>
    </style:style>
    <style:style style:name="P4" style:family="paragraph" style:parent-style-name="Standard">
      <style:text-properties style:font-name="Century Schoolbook L" fo:font-weight="normal" officeooo:paragraph-rsid="00135d72"/>
    </style:style>
    <style:style style:name="P5" style:family="paragraph" style:parent-style-name="Standard">
      <style:text-properties style:font-name="Century Schoolbook L" fo:font-weight="normal" officeooo:rsid="0015aec4" officeooo:paragraph-rsid="0015aec4"/>
    </style:style>
    <style:style style:name="P6" style:family="paragraph" style:parent-style-name="Standard">
      <style:text-properties style:font-name="Century Schoolbook L" fo:font-weight="normal" officeooo:paragraph-rsid="001206fb"/>
    </style:style>
    <style:style style:name="P7" style:family="paragraph" style:parent-style-name="Standard">
      <style:text-properties style:font-name="Century Schoolbook L1" fo:font-size="10pt" fo:font-weight="normal" style:font-size-asian="10pt" style:font-size-complex="10pt"/>
    </style:style>
    <style:style style:name="P8" style:family="paragraph" style:parent-style-name="Standard">
      <style:text-properties fo:color="#0000ff" style:font-name="Century Schoolbook L" fo:font-weight="normal"/>
    </style:style>
    <style:style style:name="P9" style:family="paragraph" style:parent-style-name="Standard">
      <style:text-properties style:font-name="IPA明朝" fo:font-size="20pt" fo:font-weight="normal" style:font-size-asian="20pt" style:font-size-complex="20pt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rsid="00109b64" officeooo:paragraph-rsid="0015aec4"/>
    </style:style>
    <style:style style:name="P12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/>
    </style:style>
    <style:style style:name="P13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0f005e"/>
    </style:style>
    <style:style style:name="P14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paragraph-rsid="0015aec4"/>
    </style:style>
    <style:style style:name="P15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7f6bd" officeooo:paragraph-rsid="0017f6bd"/>
    </style:style>
    <style:style style:name="P16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7f6bd" officeooo:paragraph-rsid="00193cfc"/>
    </style:style>
    <style:style style:name="P17" style:family="paragraph" style:parent-style-name="Standard">
      <style:paragraph-properties fo:background-color="#ffffcc">
        <style:background-image/>
      </style:paragraph-properties>
      <style:text-properties style:font-name="Century Schoolbook L" fo:font-weight="normal" officeooo:rsid="0015aec4" officeooo:paragraph-rsid="0015aec4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style:font-name="Century Schoolbook L" fo:font-weight="normal" officeooo:paragraph-rsid="00135d72"/>
    </style:style>
    <style:style style:name="T1" style:family="text">
      <style:text-properties fo:color="#0000ff"/>
    </style:style>
    <style:style style:name="T2" style:family="text">
      <style:text-properties fo:color="#0000ff" officeooo:rsid="000ebb32"/>
    </style:style>
    <style:style style:name="T3" style:family="text">
      <style:text-properties fo:color="#0000ff" officeooo:rsid="00106ed7"/>
    </style:style>
    <style:style style:name="T4" style:family="text">
      <style:text-properties officeooo:rsid="000daa45"/>
    </style:style>
    <style:style style:name="T5" style:family="text">
      <style:text-properties style:text-line-through-style="solid" style:text-line-through-type="double"/>
    </style:style>
    <style:style style:name="T6" style:family="text">
      <style:text-properties officeooo:rsid="00106ed7"/>
    </style:style>
    <style:style style:name="T7" style:family="text">
      <style:text-properties officeooo:rsid="00109b64"/>
    </style:style>
    <style:style style:name="T8" style:family="text">
      <style:text-properties officeooo:rsid="00140cba"/>
    </style:style>
    <style:style style:name="T9" style:family="text">
      <style:text-properties officeooo:rsid="0015aec4"/>
    </style:style>
    <style:style style:name="T10" style:family="text">
      <style:text-properties fo:color="#cc0000"/>
    </style:style>
    <style:style style:name="T11" style:family="text">
      <style:text-properties fo:color="#cc0000" officeooo:rsid="0015aec4"/>
    </style:style>
    <style:style style:name="T12" style:family="text">
      <style:text-properties fo:color="#cc0000" officeooo:rsid="001a925a"/>
    </style:style>
    <style:style style:name="T13" style:family="text">
      <style:text-properties officeooo:rsid="0017f6bd"/>
    </style:style>
    <style:style style:name="T14" style:family="text">
      <style:text-properties officeooo:rsid="00193cfc"/>
    </style:style>
    <style:style style:name="T15" style:family="text">
      <style:text-properties officeooo:rsid="001a925a"/>
    </style:style>
    <style:style style:name="T16" style:family="text">
      <style:text-properties officeooo:rsid="001ba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requently Encountered Problem</text:p>
      <text:p text:style-name="P7"/>
      <text:p text:style-name="P7"><text:span text:style-name="T5">20130929</text:span> <text:s/><text:span text:style-name="T4">20160108</text:span></text:p>
      <text:p text:style-name="P7">Code below are simplized.</text:p>
      <text:p text:style-name="P7">Finding out mistakes is not easy, because there are actually <text:s/>several hundred lines in code.</text:p>
      <text:p text:style-name="P7"/>
      <text:p text:style-name="P8">1. Minus value </text:p>
      <text:p text:style-name="P12">wvariable value </text:p>
      <text:p text:style-name="P12">: calc value W@ d1000 - value W! value W@ . ; </text:p>
      <text:p text:style-name="P10"/>
      <text:p text:style-name="P10">Word'calc' correctly operate if value's data is more than d1000. </text:p>
      <text:p text:style-name="P10">But if it want to correctly operate any value, value should define 'variable'. </text:p>
      <text:p text:style-name="P1"/>
      <text:p text:style-name="P1"/>
      <text:p text:style-name="P8">2. Array </text:p>
      <text:p text:style-name="P12">fl </text:p>
      <text:p text:style-name="P12">variable data1 d150 allot </text:p>
      <text:p text:style-name="P10"/>
      <text:p text:style-name="P10">When copy/paste this, <text:span text:style-name="T7">it occur error on PropForth.</text:span></text:p>
      <text:p text:style-name="P17">Prop0 Cog6 ok</text:p>
      <text:p text:style-name="P17">– Executing copy/paste –</text:p>
      <text:p text:style-name="P17">fl <text:s text:c="40"/>← Echo from PropForth</text:p>
      <text:p text:style-name="P17">Prop0 Cog6 ok</text:p>
      <text:p text:style-name="P14"><text:span text:style-name="T9">CON:Prop0 Cog5 RESET – last status: 246 UNKNOWN ERROR</text:span> </text:p>
      <text:p text:style-name="P11"/>
      <text:p text:style-name="P1">Because word'fl' use input buffer. (refering word'(fl) inside StartKernel-1.f) </text:p>
      <text:p text:style-name="P1">In case of DevKernel, error don't happen at d137. </text:p>
      <text:p text:style-name="P1"/>
      <text:p text:style-name="P3">To avoid this error, memory should <text:span text:style-name="T16">be</text:span> allocated to data1 before loading forth codes.</text:p>
      <text:p text:style-name="P3">This is performed by manual.</text:p>
      <text:p text:style-name="P3">Procedure; <text:span text:style-name="T10">variable </text:span><text:span text:style-name="T11">data1 here W@ d1</text:span><text:span text:style-name="T12">50</text:span><text:span text:style-name="T11"> + here W!</text:span></text:p>
      <text:p text:style-name="P5">[here] is top address for free space.</text:p>
      <text:p text:style-name="P5">(1) Allocating <text:s/>4byte to data1 <text:span text:style-name="T16">(because it is variable)</text:span></text:p>
      <text:p text:style-name="P5">(2) Loading <text:span text:style-name="T16">[</text:span>here<text:span text:style-name="T16">]</text:span> on stack</text:p>
      <text:p text:style-name="P5">(3) Add d1<text:span text:style-name="T15">50</text:span> to <text:span text:style-name="T16">[here]address</text:span></text:p>
      <text:p text:style-name="P5">(4) <text:span text:style-name="T16">Save value to here</text:span></text:p>
      <text:p text:style-name="P6"/>
      <text:p text:style-name="P8">3. Miss-alignment</text:p>
      <text:p text:style-name="P15">Copy/paste statements after reboot on DevKernel</text:p>
      <text:p text:style-name="P15"/>
      <text:p text:style-name="P12">wvariable t </text:p>
      <text:p text:style-name="P12">wvariable Font -2 allot </text:p>
      <text:p text:style-name="P12">h10 c, h20 c, h30 c, h40 c, h50 c, h60 c, h70 c, h80 c, </text:p>
      <text:p text:style-name="P12"/>
      <text:p text:style-name="P12">: test1 Font C@ . ; </text:p>
      <text:p text:style-name="P12">: test2 Font W@ . ; </text:p>
      <text:p text:style-name="P12">: test3 Font L@ . ; </text:p>
      <text:p text:style-name="P1"><text:soft-page-break/>'test1' and 'test2' have no problem. <text:span text:style-name="T13">Result is h40302010.</text:span></text:p>
      <text:p text:style-name="P4"><text:span text:style-name="T8">R</text:span>esult of test3 <text:span text:style-name="T8">might be</text:span> h2010<text:span text:style-name="T13">004F.</text:span></text:p>
      <text:p text:style-name="P16">Font 4 dump</text:p>
      <text:p text:style-name="P15"/>
      <text:p text:style-name="P15">44CE 0004:</text:p>
      <text:p text:style-name="P15">44CE: 10 20 30 40 50 60 70 80 C&amp; 44 85 74 65 73 74 31 <text:s/>. O@P'p..D.test1</text:p>
      <text:p text:style-name="P19"><text:s/><text:span text:style-name="T14">[Font L@] get address[44CC].</text:span></text:p>
      <text:p text:style-name="P18">Alignment of 'wvariable' and 'variable' is different. </text:p>
      <text:p text:style-name="P1"><text:span text:style-name="T8">If needing 'Font L@', </text:span><text:s/>code <text:span text:style-name="T8">be should</text:span> 'variable Font -4 allot'. </text:p>
      <text:p text:style-name="P1"/>
      <text:p text:style-name="P1"><text:span text:style-name="T1">4. Changing dictionary by mistake</text:span> </text:p>
      <text:p text:style-name="P12">variable array 6 allot </text:p>
      <text:p text:style-name="P12">: test1 d10 0 do i . loop ; </text:p>
      <text:p text:style-name="P12">: test2 array d14 0 do dup 0 swap C! 1+ loop drop ; </text:p>
      <text:p text:style-name="P1"><text:s/></text:p>
      <text:p text:style-name="P1">After executed 'test2', any word can't execute. </text:p>
      <text:p text:style-name="P1">Because lfa of 'test1' is deleted by 'test2'. </text:p>
      <text:p text:style-name="P1"><text:span text:style-name="T2">5</text:span><text:span text:style-name="T1">. </text:span><text:span text:style-name="T2">Prompt”Cog6 ok” </text:span><text:span text:style-name="T3">don't be displayed when copy/paste statements.</text:span></text:p>
      <text:p text:style-name="P1"/>
      <text:p text:style-name="P2">When copy/paste whole forth statements from editor to TeraTerm, sometimes prompt still display “Cog5 ok”.</text:p>
      <text:p text:style-name="P2">Prompt”Cog6 ok” return back by hitting return-key.</text:p>
      <text:p text:style-name="P2">This is bug in “fl”.</text:p>
      <text:p text:style-name="P2">To avoid, last line be must empty line.</text:p>
      <text:p text:style-name="P2"/>
      <text:p text:style-name="P13"><text:span text:style-name="T6">fl</text:span> </text:p>
      <text:p text:style-name="P13">…</text:p>
      <text:p text:style-name="P13">…</text:p>
      <text:p text:style-name="P13">… <text:s text:c="5"/><text:span text:style-name="T6">← Last line don't include any(character space,tab,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entury Schoolbook L" svg:font-family="'Century Schoolbook L'" style:font-adornments="Roman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5T22:41:50</meta:creation-date>
    <dc:creator>kaz </dc:creator>
    <dc:date>2016-01-11T10:08:22.283192516</dc:date>
    <meta:editing-cycles>26</meta:editing-cycles>
    <meta:editing-duration>PT1H8M53S</meta:editing-duration>
    <meta:document-statistic meta:table-count="0" meta:image-count="0" meta:object-count="0" meta:page-count="2" meta:paragraph-count="60" meta:word-count="389" meta:character-count="2223" meta:non-whitespace-character-count="1812"/>
    <meta:user-defined meta:name="情報 1"/>
    <meta:user-defined meta:name="情報 2"/>
    <meta:user-defined meta:name="情報 3"/>
    <meta:user-defined meta:name="情報 4"/>
  </office:meta>
</office:document-meta>
</file>